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vill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rste Projektbesprechung</text:p>
            <text:p>Moin Thomas, moin Daniel</text:p>
            <text:p/>
            <text:p>Kippe anmachen und lauschen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amtarchitektu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re: Das Kernmodul </text:p>
              </text:list-item>
              <text:list-item>
                <text:p>Reposystem: Modulverteilerstelle</text:p>
              </text:list-item>
              <text:list-item>
                <text:p>AdminInterface</text:p>
              </text:list-item>
              <text:list-item>
                <text:p>Module: Die Einzelnen Module der Seite</text:p>
              </text:list-item>
            </text:list>
          </draw:text-box>
        </draw:frame>
        <draw:frame draw:style-name="gr2" draw:layer="layout" svg:width="2.54cm" svg:height="0.962cm" svg:x="13.208cm" svg:y="14.986cm">
          <draw:text-box>
            <text:p>Core</text:p>
          </draw:text-box>
        </draw:frame>
        <draw:frame draw:style-name="gr2" draw:layer="layout" svg:width="3.048cm" svg:height="0.962cm" svg:x="19.304cm" svg:y="15.04cm">
          <draw:text-box>
            <text:p>Module</text:p>
          </draw:text-box>
        </draw:frame>
        <draw:frame draw:style-name="gr2" draw:layer="layout" svg:width="4.267cm" svg:height="0.962cm" svg:x="12.497cm" svg:y="17.526cm">
          <draw:text-box>
            <text:p>Reposystem</text:p>
          </draw:text-box>
        </draw:frame>
        <draw:frame draw:style-name="gr2" draw:layer="layout" svg:width="4.826cm" svg:height="0.962cm" svg:x="5.842cm" svg:y="15.04cm">
          <draw:text-box>
            <text:p>AdminInterface</text:p>
          </draw:text-box>
        </draw:frame>
        <draw:line draw:style-name="gr3" draw:text-style-name="P1" draw:layer="layout" svg:x1="10.668cm" svg:y1="15.494cm" svg:x2="13.208cm" svg:y2="15.494cm">
          <text:p/>
        </draw:line>
        <draw:line draw:style-name="gr3" draw:text-style-name="P1" draw:layer="layout" svg:x1="15.748cm" svg:y1="15.494cm" svg:x2="19.304cm" svg:y2="15.494cm">
          <text:p/>
        </draw:line>
        <draw:line draw:style-name="gr3" draw:text-style-name="P1" draw:layer="layout" svg:x1="14.478cm" svg:y1="15.948cm" svg:x2="14.478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Unterstuetzung für</text:p>
              </text:list-header>
              <text:list-item>
                <text:p>Versionierung</text:p>
              </text:list-item>
              <text:list-item>
                <text:p>Signierung der Pakete</text:p>
              </text:list-item>
              <text:list-item>
                <text:p>Upd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munikation zwischen Modulsystem und Server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4" draw:layer="layout" svg:width="14.633cm" svg:height="2.384cm" svg:x="11.12cm" svg:y="5.334cm">
          <draw:text-box>
            <text:p><text:s text:c="2"/>Server -&gt; {'c':1}</text:p>
            <text:p><text:s text:c="2"/>Repo <text:s text:c="2"/>-&gt; {'r':[ {modul1}, {modul2}, ... , {modulN}]}</text:p>
            <text:p/>
          </draw:text-box>
        </draw:frame>
        <draw:frame draw:style-name="gr4" draw:layer="layout" svg:width="14.633cm" svg:height="2.384cm" svg:x="11.176cm" svg:y="8.382cm">
          <draw:text-box>
            <text:p><text:s text:c="2"/>Server -&gt; {'c':2, 'm':{modul}}</text:p>
            <text:p><text:s text:c="2"/>Repo <text:s text:c="2"/>-&gt; {'r': [{modul1}, {modul2}, ... , {modulN}]}</text:p>
            <text:p/>
          </draw:text-box>
        </draw:frame>
        <draw:frame draw:style-name="gr4" draw:layer="layout" svg:width="14.633cm" svg:height="2.384cm" svg:x="11.29cm" svg:y="14.33cm">
          <draw:text-box>
            <text:p><text:s/>Server -&gt; {'c': 4, 'm':{modul}}</text:p>
            <text:p><text:s text:c="2"/>Repo <text:s text:c="2"/>-&gt; {'r': [{modul1}, {modul2}, ... , {modulN}]}</text:p>
            <text:p/>
          </draw:text-box>
        </draw:frame>
        <draw:frame draw:style-name="gr4" draw:layer="layout" svg:width="23.646cm" svg:height="2.384cm" svg:x="3.032cm" svg:y="18.032cm">
          <draw:text-box>
            <text:p><text:s text:c="2"/>Server -&gt; {'c' : 5, 'm':{modul}}</text:p>
            <text:p><text:s text:c="2"/>Repo <text:s text:c="2"/>-&gt; {'r' : {modul}, 'data' : 'BASE64_ENCODED_GZIPPED_MODULE_FILE'}</text:p>
            <text:p/>
          </draw:text-box>
        </draw:frame>
        <draw:frame draw:style-name="gr5" draw:layer="layout" svg:width="22.606cm" svg:height="2.384cm" svg:x="11.176cm" svg:y="11.49cm">
          <draw:text-box>
            <text:p><text:s text:c="2"/>Server -&gt; {'c': 3, 'm':{modul}}</text:p>
            <text:p><text:s text:c="2"/>Repo <text:s text:c="2"/>-&gt; {'r': [{modul1}, {modul2}, ... , {modulN}]}</text:p>
            <text:p/>
          </draw:text-box>
        </draw:frame>
        <draw:frame draw:style-name="gr4" draw:layer="layout" svg:width="6.158cm" svg:height="0.962cm" svg:x="3.556cm" svg:y="5.588cm">
          <draw:text-box>
            <text:p>Vorhandene Module</text:p>
          </draw:text-box>
        </draw:frame>
        <draw:frame draw:style-name="gr5" draw:layer="layout" svg:width="7.366cm" svg:height="0.962cm" svg:x="2.794cm" svg:y="8.69cm">
          <draw:text-box>
            <text:p>Versionen eines Moduls</text:p>
          </draw:text-box>
        </draw:frame>
        <draw:frame draw:style-name="gr5" draw:layer="layout" svg:width="7.112cm" svg:height="1.673cm" svg:x="3.81cm" svg:y="11.684cm">
          <draw:text-box>
            <text:p>Abhaengigkeit nach unten Aufloesen</text:p>
          </draw:text-box>
        </draw:frame>
        <draw:frame draw:style-name="gr5" draw:layer="layout" svg:width="7.48cm" svg:height="1.673cm" svg:x="3.81cm" svg:y="14.224cm">
          <draw:text-box>
            <text:p>Abhaengigkeit nach oben aufloesen</text:p>
          </draw:text-box>
        </draw:frame>
        <draw:line draw:style-name="gr3" draw:text-style-name="P1" draw:layer="layout" svg:x1="10.16cm" svg:y1="15.24cm" svg:x2="11.43cm" svg:y2="15.24cm">
          <text:p/>
        </draw:line>
        <draw:line draw:style-name="gr3" draw:text-style-name="P1" draw:layer="layout" svg:x1="10.16cm" svg:y1="12.446cm" svg:x2="11.43cm" svg:y2="12.446cm">
          <text:p/>
        </draw:line>
        <draw:line draw:style-name="gr3" draw:text-style-name="P1" draw:layer="layout" svg:x1="10.16cm" svg:y1="9.144cm" svg:x2="11.43cm" svg:y2="9.144cm">
          <text:p/>
        </draw:line>
        <draw:line draw:style-name="gr3" draw:text-style-name="P1" draw:layer="layout" svg:x1="10.16cm" svg:y1="6.096cm" svg:x2="11.43cm" svg:y2="6.09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munikation zwischen Modulsystem und Modulcoder</text:p>
          </draw:text-box>
        </draw:frame>
        <draw:frame draw:style-name="gr4" draw:layer="layout" svg:width="20.031cm" svg:height="2.384cm" svg:x="3.81cm" svg:y="6.252cm">
          <draw:text-box>
            <text:p><text:s/>Coder -&gt; {'c': 100, 'n' : 'grindhold', 'p' : 'WEAFADSCASYXFAFWAAF'}</text:p>
            <text:p><text:s text:c="2"/>Repo <text:s/>-&gt; {'r': errorcode }</text:p>
            <text:p/>
          </draw:text-box>
        </draw:frame>
        <draw:frame draw:style-name="gr4" draw:layer="layout" svg:width="19.523cm" svg:height="4.517cm" svg:x="4.064cm" svg:y="9.652cm">
          <draw:text-box>
            <text:p><text:s text:c="2"/>Coder -&gt; {'c': 101, 'n' : 'grindhold, 'a' : 'scovilleverschluesselt',</text:p>
            <text:p><text:s text:c="12"/>'nationality' : 'de', 'modulname': 'modulX', 'hrname': 'modulX',</text:p>
            <text:p><text:s text:c="12"/>'version_major' : 1, 'version_minor': 2, 'revision': 3,</text:p>
            <text:p><text:s text:c="12"/>'data' : 'BASE64_ENCODED_GZIPPED_MODULE_FILE'}</text:p>
            <text:p><text:s text:c="2"/>Repo <text:s/>-&gt; {'r': errorcode }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ierung und Authentifizierung</text:p>
          </draw:text-box>
        </draw:frame>
        <draw:custom-shape draw:style-name="gr6" draw:text-style-name="P1" draw:layer="layout" svg:width="10.668cm" svg:height="8.382cm" svg:x="15.748cm" svg:y="8.63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842cm" svg:height="1.275cm" svg:x="7.366cm" svg:y="15.748cm">
          <draw:text-box>
            <text:p><text:span text:style-name="T1">Passwdstring, RSA-Encrpted</text:span></text:p>
          </draw:text-box>
        </draw:frame>
        <draw:custom-shape draw:style-name="gr7" draw:text-style-name="P1" draw:layer="layout" svg:width="5.334cm" svg:height="3.81cm" svg:x="1.016cm" svg:y="10.414cm">
          <text:p text:style-name="P1">Coder:</text:p>
          <text:p text:style-name="P1"/>
          <text:p text:style-name="P1">Private Ke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636cm" svg:height="3.556cm" svg:x="16.51cm" svg:y="9.906cm">
          <text:p text:style-name="P1">Modul, Daten RSA-Encrypte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302cm" svg:y1="14.224cm" svg:x2="3.302cm" svg:y2="16.256cm">
          <text:p/>
        </draw:line>
        <draw:line draw:style-name="gr3" draw:text-style-name="P1" draw:layer="layout" svg:x1="3.302cm" svg:y1="16.256cm" svg:x2="7.112cm" svg:y2="16.256cm">
          <text:p/>
        </draw:line>
        <draw:line draw:style-name="gr8" draw:text-style-name="P1" draw:layer="layout" svg:x1="12.192cm" svg:y1="16.256cm" svg:x2="15.748cm" svg:y2="16.256cm">
          <text:p/>
        </draw:line>
        <draw:line draw:style-name="gr8" draw:text-style-name="P1" draw:layer="layout" svg:x1="6.35cm" svg:y1="10.668cm" svg:x2="16.51cm" svg:y2="10.668cm">
          <text:p/>
        </draw:line>
        <draw:custom-shape draw:style-name="gr7" draw:text-style-name="P1" draw:layer="layout" svg:width="7.366cm" svg:height="1.27cm" svg:x="18.034cm" svg:y="15.494cm">
          <text:p text:style-name="P1">Public Ke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12cm" svg:height="1.524cm" svg:x="17.272cm" svg:y="12.446cm">
          <text:p text:style-name="P1">Public Key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8-07T12:34:06</meta:creation-date>
    <meta:editing-duration>PT24M10S</meta:editing-duration>
    <meta:editing-cycles>4</meta:editing-cycles>
    <meta:generator>LibreOffice/3.4$Unix LibreOffice_project/340m1$Build-203</meta:generator>
    <dc:date>2011-08-07T12:58:13</dc:date>
    <meta:document-statistic meta:object-count="75"/>
  </office:meta>
</office:document-meta>
</file>